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38.61mm"/>
    </style:style>
    <style:style style:name="co7" style:family="table-column">
      <style:table-column-properties fo:break-before="auto" style:column-width="48.52mm"/>
    </style:style>
    <style:style style:name="co8" style:family="table-column">
      <style:table-column-properties fo:break-before="auto" style:column-width="36.14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sike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isiko</text:p>
          </table:table-cell>
          <table:table-cell table:style-name="ce3" office:value-type="string" calcext:value-type="string">
            <text:p>Risiko</text:p>
          </table:table-cell>
          <table:table-cell table:style-name="ce3" office:value-type="string" calcext:value-type="string">
            <text:p>Häufigkeit</text:p>
          </table:table-cell>
          <table:table-cell table:style-name="ce3" office:value-type="string" calcext:value-type="string">
            <text:p>Schadensausm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 Unbefugter Druckerzugrif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 Unbefugter Kamerazugrif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Unbefugter Routerzugri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 MAC-Aussperru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 Netzwerk-Lahmlegu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 Router-Zerstöru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 Unbefugter Datenzugrif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 Windows-Zerstöru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 PC-“Verwurmung”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 Ransomwa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 Identitätsdiebstah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 Datenverlus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 Datendiebstah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 Pädophile Übergriff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 Ungewollte Foto-Veröffentlichu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Risiken Chart" table:style-name="ta1">
        <table:shapes>
          <draw:frame draw:z-index="0" draw:style-name="gr1" draw:text-style-name="P1" svg:width="414.8mm" svg:height="233.31mm" svg:x="0.01mm" svg:y="0.01mm">
            <loext:p draw:notify-on-update-of-ranges="Risiken.A2:Risiken.A16 Risiken.B1:Risiken.B1 Risiken.B2:Risiken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Risiken 1. Massnahmenpaket" table:style-name="ta1">
        <table:shapes>
          <draw:frame draw:z-index="0" draw:style-name="gr1" draw:text-style-name="P1" svg:width="204.74mm" svg:height="115.16mm" svg:x="5.76mm" svg:y="40.38mm">
            <loext:p draw:notify-on-update-of-ranges="'Risiken 1. Massnahmenpaket'.A1:'Risiken 1. Massnahmenpaket'.A1 'Risiken 1. Massnahmenpaket'.A2:'Risiken 1. Massnahmenpaket'.A8 'Risiken 1. Massnahmenpaket'.B1:'Risiken 1. Massnahmenpaket'.B1 'Risiken 1. Massnahmenpaket'.B2:'Risiken 1. Massnahmenpaket'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2"/>
        <table:table-column table:style-name="co2" table:number-columns-repeated="2" table:default-cell-style-name="ce4"/>
        <table:table-column table:style-name="co6" table:default-cell-style-name="ce4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isiko</text:p>
          </table:table-cell>
          <table:table-cell table:style-name="ce3" office:value-type="string" calcext:value-type="string">
            <text:p>Risiko</text:p>
          </table:table-cell>
          <table:table-cell table:style-name="ce3" office:value-type="string" calcext:value-type="string">
            <text:p>Häufigkeit</text:p>
          </table:table-cell>
          <table:table-cell table:style-name="ce3" office:value-type="string" calcext:value-type="string">
            <text:p>Schadensausm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 PC-“Verwurmung”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 Ransomwa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 Identitätsdiebstah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 Datenverl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 Datendiebstah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 Pädophile Übergriff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 Ungewollte Foto-Veröffentlichu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Risiken 2. Massnahmenpaket" table:style-name="ta1">
        <table:shapes>
          <draw:frame draw:z-index="0" draw:style-name="gr1" draw:text-style-name="P1" svg:width="176.83mm" svg:height="99.45mm" svg:x="0.49mm" svg:y="42.35mm">
            <loext:p draw:notify-on-update-of-ranges="'Risiken 2. Massnahmenpaket'.A1:'Risiken 2. Massnahmenpaket'.A1 'Risiken 2. Massnahmenpaket'.A2:'Risiken 2. Massnahmenpaket'.A8 'Risiken 2. Massnahmenpaket'.B1:'Risiken 2. Massnahmenpaket'.B1 'Risiken 2. Massnahmenpaket'.B2:'Risiken 2. Massnahmenpaket'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ce2"/>
        <table:table-column table:style-name="co2" table:number-columns-repeated="2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Risiko</text:p>
          </table:table-cell>
          <table:table-cell table:style-name="ce3" office:value-type="string" calcext:value-type="string">
            <text:p>Risiko</text:p>
          </table:table-cell>
          <table:table-cell table:style-name="ce3" office:value-type="string" calcext:value-type="string">
            <text:p>Häufigkeit</text:p>
          </table:table-cell>
          <table:table-cell table:style-name="ce3" office:value-type="string" calcext:value-type="string">
            <text:p>Schadensausmass</text:p>
          </table:table-cell>
        </table:table-row>
        <table:table-row table:style-name="ro1">
          <table:table-cell office:value-type="string" calcext:value-type="string">
            <text:p>9. PC-“Verwurmung”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 Ransomwar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 Identitätsdiebstah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. Datenverlu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. Datendiebstah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. Pädophile Übergriff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5. Ungewollte Foto-Veröffentlichu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Risiken 3. Massnahmenpaket" table:style-name="ta1">
        <table:shapes>
          <draw:frame draw:z-index="0" draw:style-name="gr1" draw:text-style-name="P1" svg:width="199.52mm" svg:height="112.22mm" svg:x="4.03mm" svg:y="20.66mm">
            <loext:p draw:notify-on-update-of-ranges="'Risiken 3. Massnahmenpaket'.A1:'Risiken 3. Massnahmenpaket'.A1 'Risiken 3. Massnahmenpaket'.A2:'Risiken 3. Massnahmenpaket'.A4 'Risiken 3. Massnahmenpaket'.B1:'Risiken 3. Massnahmenpaket'.B1 'Risiken 3. Massnahmenpaket'.B2:'Risiken 3. Massnahmenpaket'.B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2"/>
        <table:table-column table:style-name="co2" table:number-columns-repeated="2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Risiko</text:p>
          </table:table-cell>
          <table:table-cell table:style-name="ce3" office:value-type="string" calcext:value-type="string">
            <text:p>Risiko</text:p>
          </table:table-cell>
          <table:table-cell table:style-name="ce3" office:value-type="string" calcext:value-type="string">
            <text:p>Häufigkeit</text:p>
          </table:table-cell>
          <table:table-cell table:style-name="ce3" office:value-type="string" calcext:value-type="string">
            <text:p>Schadensausmass</text:p>
          </table:table-cell>
        </table:table-row>
        <table:table-row table:style-name="ro1">
          <table:table-cell office:value-type="string" calcext:value-type="string">
            <text:p>12. Datenverlu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. Pädophile Übergriff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. Ungewollte Foto-Veröffentlichu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.00.0000</text:date>, <text:time style:data-style-name="N2" text:time-value="14:24:17.528064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3:58:09.234057933</meta:creation-date>
    <dc:date>2017-03-12T15:04:26.885111317</dc:date>
    <meta:editing-duration>PT46M18S</meta:editing-duration>
    <meta:editing-cycles>10</meta:editing-cycles>
    <meta:generator>LibreOffice/5.3.0.3$Linux_X86_64 LibreOffice_project/30m0$Build-3</meta:generator>
    <meta:document-statistic meta:table-count="5" meta:cell-count="1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481cm" svg:height="23.332cm" xlink:href=".." xlink:type="simple" chart:class="chart:filled-radar" chart:style-name="ch1">
        <chart:title svg:x="17.508cm" svg:y="0.601cm" chart:style-name="ch2">
          <text:p>Risikoanalyse Heim-PC-Lösung</text:p>
        </chart:title>
        <chart:legend chart:legend-position="end" svg:x="39.773cm" svg:y="11.393cm" style:legend-expansion="high" chart:style-name="ch3"/>
        <chart:plot-area chart:style-name="ch4" table:cell-range-address="Risiken.A1:Risiken.B16" chart:data-source-has-labels="both" svg:x="0.829cm" svg:y="1.82cm" svg:width="38.115cm" svg:height="21.046cm">
          <chartooo:coordinate-region svg:x="11.634cm" svg:y="3.568cm" svg:width="17.775cm" svg:height="17.775cm"/>
          <chart:axis chart:dimension="x" chart:name="primary-x" chart:style-name="ch5" chartooo:axis-type="auto">
            <chartooo:date-scale/>
            <chart:categories table:cell-range-address="Risiken.A2:Risiken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siken.B2:Risiken.B16" chart:label-cell-address="Risiken.B1:Risiken.B1" chart:class="chart:filled-rad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</text:p>
                <draw:g>
                  <svg:desc>Risiken.B1:Risike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Unbefugter Druckerzugriff</text:p>
                <draw:g>
                  <svg:desc>Risiken.A2:Risiken.A16</svg:desc>
                </draw:g>
              </table:table-cell>
              <table:table-cell office:value-type="float" office:value="1">
                <text:p>1</text:p>
                <draw:g>
                  <svg:desc>Risiken.B2:Risiken.B16</svg:desc>
                </draw:g>
              </table:table-cell>
            </table:table-row>
            <table:table-row>
              <table:table-cell office:value-type="string">
                <text:p>2. Unbefugter Kamerazugrif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. Unbefugter Routerzugrif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. MAC-Aussperr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 Netzwerk-Lahmleg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. Router-Zerstör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. Unbefugter Datenzugrif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. Windows-Zerstöru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. PC-“Verwurmung”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 Ransomwar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. Identitätsdiebstah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. Datenverlus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. Datendiebstah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75cm" svg:height="11.517cm" xlink:href=".." xlink:type="simple" chart:class="chart:filled-radar" chart:style-name="ch1">
        <chart:title svg:x="6.688cm" svg:y="0.365cm" chart:style-name="ch2">
          <text:p>Risiken nach 1. Massnahmenpaket</text:p>
        </chart:title>
        <chart:legend chart:legend-position="end" svg:x="18.767cm" svg:y="5.485cm" style:legend-expansion="high" chart:style-name="ch3"/>
        <chart:plot-area chart:style-name="ch4" table:cell-range-address="'Risiken 1. Massnahmenpaket'.A1:'Risiken 1. Massnahmenpaket'.B8" chart:data-source-has-labels="both" svg:x="0.409cm" svg:y="1.348cm" svg:width="17.949cm" svg:height="9.939cm">
          <chartooo:coordinate-region svg:x="4.531cm" svg:y="2.355cm" svg:width="8.396cm" svg:height="8.396cm"/>
          <chart:axis chart:dimension="x" chart:name="primary-x" chart:style-name="ch5" chartooo:axis-type="auto">
            <chartooo:date-scale/>
            <chart:categories table:cell-range-address="'Risiken 1. Massnahmenpaket'.A2:'Risiken 1. Massnahmenpaket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isiken 1. Massnahmenpaket'.B2:'Risiken 1. Massnahmenpaket'.B8" chart:label-cell-address="'Risiken 1. Massnahmenpaket'.B1:'Risiken 1. Massnahmenpaket'.B1" chart:class="chart:filled-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</text:p>
                <draw:g>
                  <svg:desc>'Risiken 1. Massnahmenpaket'.B1:'Risiken 1. Massnahmenpake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9. PC-“Verwurmung”</text:p>
                <draw:g>
                  <svg:desc>'Risiken 1. Massnahmenpaket'.A2:'Risiken 1. Massnahmenpaket'.A8</svg:desc>
                </draw:g>
              </table:table-cell>
              <table:table-cell office:value-type="float" office:value="2">
                <text:p>2</text:p>
                <draw:g>
                  <svg:desc>'Risiken 1. Massnahmenpaket'.B2:'Risiken 1. Massnahmenpaket'.B8</svg:desc>
                </draw:g>
              </table:table-cell>
            </table:table-row>
            <table:table-row>
              <table:table-cell office:value-type="string">
                <text:p>10. Ransomwa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. Identitätsdiebstah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. Datenverlu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. Datendiebstah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84cm" svg:height="9.946cm" xlink:href=".." xlink:type="simple" chart:class="chart:filled-radar" chart:style-name="ch1">
        <chart:title svg:x="5.293cm" svg:y="0.333cm" chart:style-name="ch2">
          <text:p>Risiken nach 2. Massnahmenpaket</text:p>
        </chart:title>
        <chart:legend chart:legend-position="end" svg:x="15.976cm" svg:y="4.7cm" style:legend-expansion="high" chart:style-name="ch3"/>
        <chart:plot-area chart:style-name="ch4" table:cell-range-address="'Risiken 2. Massnahmenpaket'.A1:'Risiken 2. Massnahmenpaket'.B8" chart:data-source-has-labels="both" svg:x="0.353cm" svg:y="1.284cm" svg:width="15.27cm" svg:height="8.464cm">
          <chartooo:coordinate-region svg:x="4.193cm" svg:y="2.673cm" svg:width="6.024cm" svg:height="6.024cm"/>
          <chart:axis chart:dimension="x" chart:name="primary-x" chart:style-name="ch5" chartooo:axis-type="auto">
            <chartooo:date-scale/>
            <chart:categories table:cell-range-address="'Risiken 2. Massnahmenpaket'.A2:'Risiken 2. Massnahmenpaket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isiken 2. Massnahmenpaket'.B2:'Risiken 2. Massnahmenpaket'.B8" chart:label-cell-address="'Risiken 2. Massnahmenpaket'.B1:'Risiken 2. Massnahmenpaket'.B1" chart:class="chart:filled-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</text:p>
                <draw:g>
                  <svg:desc>'Risiken 2. Massnahmenpaket'.B1:'Risiken 2. Massnahmenpake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9. PC-“Verwurmung”</text:p>
                <draw:g>
                  <svg:desc>'Risiken 2. Massnahmenpaket'.A2:'Risiken 2. Massnahmenpaket'.A8</svg:desc>
                </draw:g>
              </table:table-cell>
              <table:table-cell office:value-type="float" office:value="1">
                <text:p>1</text:p>
                <draw:g>
                  <svg:desc>'Risiken 2. Massnahmenpaket'.B2:'Risiken 2. Massnahmenpaket'.B8</svg:desc>
                </draw:g>
              </table:table-cell>
            </table:table-row>
            <table:table-row>
              <table:table-cell office:value-type="string">
                <text:p>10. Ransomwa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. Identitätsdiebstah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. Datenverlu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. Datendiebstah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53cm" svg:height="11.223cm" xlink:href=".." xlink:type="simple" chart:class="chart:filled-radar" chart:style-name="ch1">
        <chart:title svg:x="6.427cm" svg:y="0.359cm" chart:style-name="ch2">
          <text:p>Risiken nach 3. Massnahmenpaket</text:p>
        </chart:title>
        <chart:legend chart:legend-position="end" svg:x="18.245cm" svg:y="5.338cm" style:legend-expansion="high" chart:style-name="ch3"/>
        <chart:plot-area chart:style-name="ch4" table:cell-range-address="'Risiken 3. Massnahmenpaket'.A1:'Risiken 3. Massnahmenpaket'.B4" chart:data-source-has-labels="both" svg:x="0.399cm" svg:y="1.336cm" svg:width="17.447cm" svg:height="9.663cm">
          <chartooo:coordinate-region svg:x="4.105cm" svg:y="2.61cm" svg:width="8.103cm" svg:height="8.103cm"/>
          <chart:axis chart:dimension="x" chart:name="primary-x" chart:style-name="ch5" chartooo:axis-type="auto">
            <chartooo:date-scale/>
            <chart:categories table:cell-range-address="'Risiken 3. Massnahmenpaket'.A2:'Risiken 3. Massnahmenpaket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isiken 3. Massnahmenpaket'.B2:'Risiken 3. Massnahmenpaket'.B4" chart:label-cell-address="'Risiken 3. Massnahmenpaket'.B1:'Risiken 3. Massnahmenpaket'.B1" chart:class="chart:filled-rad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</text:p>
                <draw:g>
                  <svg:desc>'Risiken 3. Massnahmenpaket'.B1:'Risiken 3. Massnahmenpake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. Datenverlust</text:p>
                <draw:g>
                  <svg:desc>'Risiken 3. Massnahmenpaket'.A2:'Risiken 3. Massnahmenpaket'.A4</svg:desc>
                </draw:g>
              </table:table-cell>
              <table:table-cell office:value-type="float" office:value="1">
                <text:p>1</text:p>
                <draw:g>
                  <svg:desc>'Risiken 3. Massnahmenpaket'.B2:'Risiken 3. Massnahmenpaket'.B4</svg:desc>
                </draw:g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